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90ee" officeooo:paragraph-rsid="001390ee" style:text-blinking="false" fo:background-color="transparent"/>
    </style:style>
    <style:style style:name="P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thony Saieva (Narin)</text:p>
      <text:p text:style-name="P2">an2804</text:p>
      <text:p text:style-name="P1"><text:bookmark text:name="docs-internal-guid-42a1874b-7fff-bb53-3d68-5ad9d8a45bf4"/>Policy Guidelines:</text:p>
      <text:list xml:id="list8852476357985515100" text:style-name="L1">
        <text:list-item>
          <text:p text:style-name="P3">15% of the grade in this class is participation</text:p>
        </text:list-item>
        <text:list-item>
          <text:p text:style-name="P3">Missing a class is excused by, emailing Prof. Chilton before the class, geting a note from a doctor or advising dean, writing a 1 page summary of the lecture you missed and bringing it to a staff member during office hours.</text:p>
        </text:list-item>
        <text:list-item>
          <text:p text:style-name="P3">Assignments turned in after 4pm on Monday will receive 0 credit</text:p>
        </text:list-item>
        <text:list-item>
          <text:p text:style-name="P3">The lowest homework grade will be dropped as will the two lowest participation grad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4:19:11.435753157</meta:creation-date>
    <dc:date>2019-01-25T14:20:00.923278730</dc:date>
    <meta:editing-duration>PT4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85" meta:character-count="473" meta:non-whitespace-character-count="399"/>
  </office:meta>
</office:document-meta>
</file>